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8d79" officeooo:paragraph-rsid="001d8d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Ca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4:11:14.087000000</meta:creation-date>
    <dc:date>2019-04-15T14:11:28.522000000</dc:date>
    <meta:editing-duration>PT14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6.0.6.2$Windows_X86_64 LibreOffice_project/0c292870b25a325b5ed35f6b45599d2ea4458e77</meta:generator>
  </office:meta>
</office:document-meta>
</file>